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r une commune, il y a des tiers. Un tiers peut être une personne morale ou un personne physique.</text:p>
      <text:p text:style-name="Standard"/>
      <text:p text:style-name="Standard">Une exploitation est un personne morale. GAEC est une exploitation.</text:p>
      <text:p text:style-name="Standard"/>
      <text:p text:style-name="Standard">Un associé est une personne physique, les associés font partis de GAEC.</text:p>
      <text:p text:style-name="Standard"/>
      <text:p text:style-name="Standard"/>
      <text:list xml:id="list8048772589586182262" text:style-name="L1">
        <text:list-item>
          <text:p text:style-name="P1">extends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13T13:44:11.06</meta:creation-date>
    <dc:date>2016-09-13T16:16:34.48</dc:date>
    <meta:editing-duration>PT2H4M57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4" meta:word-count="43" meta:character-count="245"/>
  </office:meta>
</office:document-meta>
</file>